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image/jpeg" manifest:full-path="Pictures/10000000000009B100000DB303867DB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Таблица2" style:family="table">
      <style:table-properties style:width="6.8681in" fo:margin-left="0.7in" fo:margin-right="0.7in" table:align="margins" style:writing-mode="lr-tb"/>
    </style:style>
    <style:style style:name="Таблица2.A" style:family="table-column">
      <style:table-column-properties style:column-width="6.8681in" style:rel-column-width="9893*"/>
    </style:style>
    <style:style style:name="Таблица2.A1" style:family="table-cell">
      <style:table-cell-properties fo:padding="0in" fo:border="none"/>
    </style:style>
    <style:style style:name="Таблица3" style:family="table">
      <style:table-properties style:width="6.8681in" fo:margin-left="0.7in" fo:margin-right="0.7in" table:align="margins" style:may-break-between-rows="false" style:writing-mode="lr-tb"/>
    </style:style>
    <style:style style:name="Таблица3.A" style:family="table-column">
      <style:table-column-properties style:column-width="6.8681in" style:rel-column-width="9893*"/>
    </style:style>
    <style:style style:name="Таблица3.A1" style:family="table-cell">
      <style:table-cell-properties fo:padding="0in" fo:border="none"/>
    </style:style>
    <style:style style:name="Таблица4" style:family="table">
      <style:table-properties style:width="6.8681in" fo:margin-left="0.7in" fo:margin-right="0.7in" table:align="margins" style:may-break-between-rows="false" style:writing-mode="lr-tb"/>
    </style:style>
    <style:style style:name="Таблица4.A" style:family="table-column">
      <style:table-column-properties style:column-width="6.8681in" style:rel-column-width="9893*"/>
    </style:style>
    <style:style style:name="Таблица4.A1" style:family="table-cell">
      <style:table-cell-properties fo:padding="0in" fo:border="none"/>
    </style:style>
    <style:style style:name="Таблица5" style:family="table">
      <style:table-properties style:width="6.8681in" fo:margin-left="0.7in" fo:margin-right="0.7in" table:align="margins" style:writing-mode="lr-tb"/>
    </style:style>
    <style:style style:name="Таблица5.A" style:family="table-column">
      <style:table-column-properties style:column-width="6.8681in" style:rel-column-width="9893*"/>
    </style:style>
    <style:style style:name="Таблица5.A1" style:family="table-cell">
      <style:table-cell-properties fo:padding="0.0382in" fo:border="none"/>
    </style:style>
    <style:style style:name="Таблица6" style:family="table">
      <style:table-properties style:width="6.8681in" fo:margin-left="0.7in" fo:margin-right="0.7in" table:align="margins" style:writing-mode="lr-tb"/>
    </style:style>
    <style:style style:name="Таблица6.A" style:family="table-column">
      <style:table-column-properties style:column-width="6.8681in" style:rel-column-width="9893*"/>
    </style:style>
    <style:style style:name="Таблица6.A1" style:family="table-cell">
      <style:table-cell-properties fo:padding="0.0382in" fo:border="none"/>
    </style:style>
    <style:style style:name="Таблица7" style:family="table">
      <style:table-properties style:width="6.8701in" table:align="center" style:may-break-between-rows="false" style:writing-mode="lr-tb"/>
    </style:style>
    <style:style style:name="Таблица7.A" style:family="table-column">
      <style:table-column-properties style:column-width="0.8139in"/>
    </style:style>
    <style:style style:name="Таблица7.B" style:family="table-column">
      <style:table-column-properties style:column-width="0.5556in"/>
    </style:style>
    <style:style style:name="Таблица7.C" style:family="table-column">
      <style:table-column-properties style:column-width="0.5243in"/>
    </style:style>
    <style:style style:name="Таблица7.H" style:family="table-column">
      <style:table-column-properties style:column-width="0.7201in"/>
    </style:style>
    <style:style style:name="Таблица7.K" style:family="table-column">
      <style:table-column-properties style:column-width="0.7188in"/>
    </style:style>
    <style:style style:name="Таблица7.1" style:family="table-row">
      <style:table-row-properties style:min-row-height="0.3063in"/>
    </style:style>
    <style:style style:name="Таблица7.A1" style:family="table-cell">
      <style:table-cell-properties style:vertical-align="bottom" fo:padding="0.0201in" fo:border="none"/>
    </style:style>
    <style:style style:name="Таблица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7.D3" style:family="table-cell">
      <style:table-cell-properties fo:padding="0.0201in" fo:border-left="0.0007in solid #000000" fo:border-right="none" fo:border-top="none" fo:border-bottom="0.0007in solid #000000"/>
    </style:style>
    <style:style style:name="Таблица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8" style:family="table">
      <style:table-properties style:width="5.4701in" table:align="center" style:may-break-between-rows="false" style:writing-mode="lr-tb"/>
    </style:style>
    <style:style style:name="Таблица8.A" style:family="table-column">
      <style:table-column-properties style:column-width="2.0243in"/>
    </style:style>
    <style:style style:name="Таблица8.B" style:family="table-column">
      <style:table-column-properties style:column-width="1.7181in"/>
    </style:style>
    <style:style style:name="Таблица8.C" style:family="table-column">
      <style:table-column-properties style:column-width="1.7278in"/>
    </style:style>
    <style:style style:name="Таблица8.A1" style:family="table-cell">
      <style:table-cell-properties style:vertical-align="bottom" fo:padding="0.0201in" fo:border="none"/>
    </style:style>
    <style:style style:name="Таблица8.C2" style:family="table-cell">
      <style:table-cell-properties style:vertical-align="" fo:padding="0.0201in" fo:border="none"/>
    </style:style>
    <style:style style:name="Таблица8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Heading_20_2"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6" style:family="paragraph" style:parent-style-name="Standard">
      <style:text-properties fo:font-size="10pt" style:font-size-asian="10pt" style:font-size-complex="10pt"/>
    </style:style>
    <style:style style:name="P4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1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.4925in" style:auto-text-indent="false" style:writing-mode="lr-tb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0.0728in" fo:margin-right="0in" fo:text-align="center" style:justify-single-word="false" fo:orphans="2" fo:widows="2" fo:hyphenation-ladder-count="no-limit" fo:text-indent="0.4925in" style:auto-text-indent="false" style:page-number="auto" style:writing-mode="lr-tb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0.0728in" fo:margin-right="0in" fo:text-align="center" style:justify-single-word="false" fo:orphans="2" fo:widows="2" fo:hyphenation-ladder-count="no-limit" fo:text-indent="0.4925in" style:auto-text-indent="false" style:writing-mode="lr-tb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9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6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6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71" style:family="paragraph" style:parent-style-name="Standard" style:master-page-name="">
      <style:paragraph-properties fo:margin-left="0.698in" fo:margin-right="0in" fo:orphans="2" fo:widows="2" fo:hyphenation-ladder-count="no-limit" fo:text-indent="0in" style:auto-text-indent="false" style:page-number="auto" style:writing-mode="lr-tb">
        <style:tab-stops>
          <style:tab-stop style:position="6.6992in" style:type="right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Standard">
      <style:paragraph-properties fo:margin-left="0.698in" fo:margin-right="0in" fo:orphans="2" fo:widows="2" fo:hyphenation-ladder-count="no-limit" fo:text-indent="0in" style:auto-text-indent="false" style:writing-mode="lr-tb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 fo:hyphenate="false" fo:hyphenation-remain-char-count="2" fo:hyphenation-push-char-count="2"/>
    </style:style>
    <style:style style:name="P73" style:family="paragraph" style:parent-style-name="Standard">
      <style:paragraph-properties fo:margin-left="0.698in" fo:margin-right="0in" fo:orphans="2" fo:widows="2" fo:hyphenation-ladder-count="no-limit" fo:text-indent="0in" style:auto-text-indent="false" style:writing-mode="lr-tb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 fo:hyphenate="false" fo:hyphenation-remain-char-count="2" fo:hyphenation-push-char-count="2"/>
    </style:style>
    <style:style style:name="P74" style:family="paragraph" style:parent-style-name="Standard" style:list-style-name="L1">
      <style:paragraph-properties fo:margin-left="0.698in" fo:margin-right="0in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Standard">
      <style:paragraph-properties fo:margin-left="0.698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76" style:family="paragraph" style:parent-style-name="Standard" style:list-style-name="L1">
      <style:paragraph-properties fo:margin-left="0.698in" fo:margin-right="0in" fo:orphans="2" fo:widows="2" fo:hyphenation-ladder-count="no-limit" fo:text-indent="0in" style:auto-text-indent="false" style:writing-mode="lr-tb">
        <style:tab-stops/>
      </style:paragraph-properties>
      <style:text-properties style:font-name="Arial" fo:font-size="10pt" fo:language="en" fo:country="US" style:font-size-asian="10pt" style:font-size-complex="10pt" fo:hyphenate="false" fo:hyphenation-remain-char-count="2" fo:hyphenation-push-char-count="2"/>
    </style:style>
    <style:style style:name="P77" style:family="paragraph" style:parent-style-name="Standard" style:master-page-name="">
      <style:paragraph-properties fo:margin-left="0.698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0.698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79" style:family="paragraph" style:parent-style-name="Standard" style:list-style-name="L1" style:master-page-name="">
      <style:paragraph-properties fo:margin-left="0.698in" fo:margin-right="0in" fo:orphans="2" fo:widows="2" fo:hyphenation-ladder-count="no-limit" fo:text-indent="0in" style:auto-text-indent="false" style:page-number="auto" style:writing-mode="lr-tb">
        <style:tab-stops/>
      </style:paragraph-properties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698in" fo:margin-right="0in" fo:text-align="justify" style:justify-single-word="false" fo:orphans="2" fo:widows="2" fo:hyphenation-ladder-count="no-limit" fo:text-indent="0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en" fo:country="US" style:font-name-asian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font-name-complex="Times New Roman"/>
    </style:style>
    <style:style style:name="T21" style:family="text">
      <style:text-properties fo:language="ru" fo:country="RU" style:font-name-complex="Times New Roman" style:font-weight-complex="bold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style:font-name="Times New Roman" style:font-name-asian="Times New Roman"/>
    </style:style>
    <style:style style:name="T24" style:family="text">
      <style:text-properties style:font-name="Times New Roman" style:font-name-asian="Times New Roman" style:font-weight-complex="bold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8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29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30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31" style:family="text">
      <style:text-properties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-complex="Times New Roman"/>
    </style:style>
    <style:style style:name="T37" style:family="text">
      <style:text-properties style:font-name-complex="Times New Roman" style:font-weight-complex="bold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-asian="Arial"/>
    </style:style>
    <style:style style:name="T4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19"><text:span text:style-name="T26">Type:</text:span><text:span text:style-name="T25"> Radiation monitor $type</text:span><text:span text:style-name="T6"><text:tab/></text:span><text:span text:style-name="T5">Date of calibration: </text:span><text:span text:style-name="T4">29.11.2021</text:span><text:span text:style-name="T3">.</text:span></text:p>
      <text:p text:style-name="P4"/>
      <text:p text:style-name="P6"><text:span text:style-name="T10">S</text:span><text:span text:style-name="T34">/</text:span><text:span text:style-name="T10">N</text:span><text:span text:style-name="T34">:</text:span><text:span text:style-name="T33"> </text:span><text:span text:style-name="T35">1234</text:span></text:p>
      <text:p text:style-name="P9"/>
      <table:table table:name="tml0" table:style-name="tml0">
        <table:table-column table:style-name="tml0.A"/>
        <table:table-row>
          <table:table-cell table:style-name="tml0.A1" office:value-type="string">
            <text:p text:style-name="P16">Measurement limits of ambient x-ray gamma radiation: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20">АТ1125</text:span><text:span text:style-name="T21">А</text:span><text:span text:style-name="T37">:</text:span><text:span text:style-name="T41"> </text:span><text:span text:style-name="T24">γ 3</text:span><text:span text:style-name="T23">0</text:span> <text:span text:style-name="T7">nSv/h</text:span> – 100 m<text:span text:style-name="T7">Sv/h</text:span>;</text:p>
          </table:table-cell>
        </table:table-row>
      </table:table>
      <text:p text:style-name="Standard"><text:span text:style-name="T38">03: ± 20 %</text:span><text:span text:style-name="T39">БД</text:span></text:p>
      <text:p text:style-name="P3">Measurement error: <text:s/></text:p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38" text:outline-level="2"><text:span text:style-name="T20">АТ1125А</text:span><text:span text:style-name="T36">: </text:span><text:span text:style-name="T27"><text:s/></text:span><text:span text:style-name="T28">± </text:span><text:span text:style-name="T29">15</text:span><text:span text:style-name="T28"> %</text:span><text:span text:style-name="T30">;</text:span></text:h>
          </table:table-cell>
        </table:table-row>
      </table:table>
      <text:p text:style-name="P10"/>
      <text:p text:style-name="P3">Operating conditions:</text:p>
      <text:list xml:id="list8594993989815050059" text:style-name="L1">
        <text:list-item>
          <text:p text:style-name="P48"><text:span text:style-name="T9">Air temperature<text:tab/></text:span><text:span text:style-name="T31"><text:tab/><text:tab/><text:tab/>+</text:span><text:span text:style-name="T9">22.0</text:span><text:span text:style-name="T31"> °</text:span><text:span text:style-name="T9">C</text:span></text:p>
        </text:list-item>
        <text:list-item>
          <text:p text:style-name="P48"><text:span text:style-name="T9">Atmospheric pressure<text:tab/></text:span><text:span text:style-name="T9"><text:tab/><text:tab/><text:tab/>98,5 kPa</text:span></text:p>
        </text:list-item>
        <text:list-item>
          <text:p text:style-name="P48"><text:span text:style-name="T9">Relative humidity<text:tab/><text:tab/><text:tab/><text:tab/>74.0 %</text:span></text:p>
        </text:list-item>
        <text:list-item>
          <text:p text:style-name="P49">Gamma radiation background<text:tab/><text:tab/><text:tab/>95.0 <text:s/>nSv/h</text:p>
        </text:list-item>
      </text:list>
      <text:p text:style-name="Standard"><text:span text:style-name="Знак_20_примечания"/></text:p>
      <text:p text:style-name="P18"><text:span text:style-name="T11">Calibration means</text:span><text:span text:style-name="T40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24">- <text:span text:style-name="T7"><text:s/>standard dosimetry facility AT-110, N 013, Cs-137, error 5%, the Certificate of Compliance <text:s/>N210/1426-2018 on 22.10.2018 issued by FGUP «D.I.Mendeleyev VNIIM», St. Petersburg, Russia)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25">- <text:span text:style-name="T7"><text:s/>standard dosimetry facility AT-130, N 015, Cs-137-137, error 4 %, the Certificate of Compliance <text:s/>N210/ 1427-2018 on 23.10.2018 issued by FGUP «D.I.Mendeleyev VNIIM», St. Petersburg, Russia)</text:span>;</text:p>
          </table:table-cell>
        </table:table-row>
      </table:table>
      <text:p text:style-name="P26"/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11">Calibration data</text:p>
            <text:p text:style-name="P12"/>
            <text:p text:style-name="P12">Radiation monitor 1125A s/n 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9"><text:span text:style-name="T7">Dose rate at check point</text:span> <text:span text:style-name="T15">Ḣ</text:span><text:span text:style-name="T17">oi</text:span><text:span text:style-name="T32">(10)</text:span></text:p>
          </table:table-cell>
          <table:table-cell table:style-name="_31_125A.B2" table:number-rows-spanned="3" office:value-type="string">
            <text:p text:style-name="P33">Radia-tion source <text:s/>number</text:p>
          </table:table-cell>
          <table:table-cell table:style-name="_31_125A.B2" table:number-rows-spanned="3" office:value-type="string">
            <text:p text:style-name="P30"><text:span text:style-name="T7">Distan-ce to source</text:span>, </text:p>
            <text:p text:style-name="P31">R, сm</text:p>
          </table:table-cell>
          <table:table-cell table:style-name="_31_125A.B2" table:number-columns-spanned="5" office:value-type="string">
            <text:p text:style-name="P23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0"><text:span text:style-name="T12">Relative gamma radiation dose rate measure-ment</text:span> <text:span text:style-name="T7">error</text:span></text:p>
            <text:p text:style-name="P34"><text:span text:style-name="T22">θ</text:span><text:span text:style-name="T18">пр</text:span><text:span text:style-name="T17">i</text:span><text:span text:style-name="T19">,</text:span> %</text:p>
          </table:table-cell>
          <table:table-cell table:style-name="_31_125A.B2" table:number-rows-spanned="3" office:value-type="string">
            <text:p text:style-name="P32"><text:span text:style-name="T7">Confidence limit of the intrinsic <text:s/>relative error</text:span> <text:span text:style-name="T13">Δ</text:span><text:span text:style-name="T17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27"><text:span text:style-name="T7">Limits of intrinsic relative error</text:span>, </text:p>
            <text:p text:style-name="P27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3"><text:span text:style-name="T7">Back-ground</text:span>, <text:span text:style-name="T8">nSv</text:span><text:span text:style-name="T15">/</text:span><text:span text:style-name="T8">h</text:span></text:p>
          </table:table-cell>
          <table:table-cell table:style-name="_31_125A.D3" table:number-columns-spanned="3" office:value-type="string">
            <text:p text:style-name="P23"><text:span text:style-name="T7">Measured value</text:span> <text:span text:style-name="T15">Ḣ</text:span><text:span text:style-name="T14">*</text:span><text:span text:style-name="T17">i</text:span><text:span text:style-name="T32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23"><text:span text:style-name="T7">Average value</text:span>, <text:span text:style-name="T8">H</text:span><text:span text:style-name="T17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22"><text:span text:style-name="T15">H</text:span><text:span text:style-name="T16">1</text:span></text:p>
          </table:table-cell>
          <table:table-cell table:style-name="_31_125A.D3" office:value-type="string">
            <text:p text:style-name="P23"><text:span text:style-name="T8">H</text:span><text:span text:style-name="T16">2</text:span></text:p>
          </table:table-cell>
          <table:table-cell table:style-name="_31_125A.D3" office:value-type="string">
            <text:p text:style-name="P23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7">0,<text:span text:style-name="T19">24</text:span> µSv/h</text:p>
          </table:table-cell>
          <table:table-cell table:style-name="_31_125A.B5" office:value-type="string">
            <text:p text:style-name="P8">263</text:p>
          </table:table-cell>
          <table:table-cell table:style-name="_31_125A.B5" office:value-type="string">
            <text:p text:style-name="P8">106.1</text:p>
          </table:table-cell>
          <table:table-cell table:style-name="_31_125A.B5" office:value-type="string">
            <text:p text:style-name="P8">95.0</text:p>
          </table:table-cell>
          <table:table-cell table:style-name="_31_125A.B5" office:value-type="string">
            <text:p text:style-name="P8">0.24</text:p>
          </table:table-cell>
          <table:table-cell table:style-name="_31_125A.B5" office:value-type="string">
            <text:p text:style-name="P8">0.25</text:p>
          </table:table-cell>
          <table:table-cell table:style-name="_31_125A.B5" office:value-type="string">
            <text:p text:style-name="P8">0.23</text:p>
          </table:table-cell>
          <table:table-cell table:style-name="_31_125A.B5" office:value-type="string">
            <text:p text:style-name="P8">0.24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table-cell table:style-name="_31_125A.K5" table:number-rows-spanned="8" office:value-type="string">
            <text:p text:style-name="P7">±<text:span text:style-name="T19">15</text:span></text:p>
          </table:table-cell>
        </table:table-row>
        <table:table-row>
          <table:table-cell table:style-name="_31_125A.A5" office:value-type="string">
            <text:p text:style-name="P7"><text:span text:style-name="T19">0,</text:span>7 µSv/h</text:p>
          </table:table-cell>
          <table:table-cell table:style-name="_31_125A.B5" office:value-type="string">
            <text:p text:style-name="P8">0НА</text:p>
          </table:table-cell>
          <table:table-cell table:style-name="_31_125A.B5" office:value-type="string">
            <text:p text:style-name="P8">230.1</text:p>
          </table:table-cell>
          <table:table-cell table:style-name="_31_125A.B5" office:value-type="string">
            <text:p text:style-name="P8">95.0</text:p>
          </table:table-cell>
          <table:table-cell table:style-name="_31_125A.B5" office:value-type="string">
            <text:p text:style-name="P8">0.71</text:p>
          </table:table-cell>
          <table:table-cell table:style-name="_31_125A.B5" office:value-type="string">
            <text:p text:style-name="P8">0.68</text:p>
          </table:table-cell>
          <table:table-cell table:style-name="_31_125A.B5" office:value-type="string">
            <text:p text:style-name="P8">0.71</text:p>
          </table:table-cell>
          <table:table-cell table:style-name="_31_125A.B5" office:value-type="string">
            <text:p text:style-name="P8">0.7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covered-table-cell/>
        </table:table-row>
        <table:table-row>
          <table:table-cell table:style-name="_31_125A.A5" office:value-type="string">
            <text:p text:style-name="P7">7 µSv/h</text:p>
          </table:table-cell>
          <table:table-cell table:style-name="_31_125A.B5" office:value-type="string">
            <text:p text:style-name="P8">0НА</text:p>
          </table:table-cell>
          <table:table-cell table:style-name="_31_125A.B5" office:value-type="string">
            <text:p text:style-name="P8">73.9</text:p>
          </table:table-cell>
          <table:table-cell table:style-name="_31_125A.B5" office:value-type="string">
            <text:p text:style-name="P8">—</text:p>
          </table:table-cell>
          <table:table-cell table:style-name="_31_125A.B5" office:value-type="string">
            <text:p text:style-name="P8">6.95</text:p>
          </table:table-cell>
          <table:table-cell table:style-name="_31_125A.B5" office:value-type="string">
            <text:p text:style-name="P8">7.13</text:p>
          </table:table-cell>
          <table:table-cell table:style-name="_31_125A.B5" office:value-type="string">
            <text:p text:style-name="P8">6.92</text:p>
          </table:table-cell>
          <table:table-cell table:style-name="_31_125A.B5" office:value-type="string">
            <text:p text:style-name="P8">7.0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covered-table-cell/>
        </table:table-row>
        <table:table-row>
          <table:table-cell table:style-name="_31_125A.A5" office:value-type="string">
            <text:p text:style-name="P7">7<text:span text:style-name="T19">0</text:span> <text:span text:style-name="T19">µSv/h</text:span></text:p>
          </table:table-cell>
          <table:table-cell table:style-name="_31_125A.B5" office:value-type="string">
            <text:p text:style-name="P8">9ХК</text:p>
          </table:table-cell>
          <table:table-cell table:style-name="_31_125A.B5" office:value-type="string">
            <text:p text:style-name="P8">159.8</text:p>
          </table:table-cell>
          <table:table-cell table:style-name="_31_125A.B5" office:value-type="string">
            <text:p text:style-name="P8">—</text:p>
          </table:table-cell>
          <table:table-cell table:style-name="_31_125A.B5" office:value-type="string">
            <text:p text:style-name="P8">69.6</text:p>
          </table:table-cell>
          <table:table-cell table:style-name="_31_125A.B5" office:value-type="string">
            <text:p text:style-name="P8">69.3</text:p>
          </table:table-cell>
          <table:table-cell table:style-name="_31_125A.B5" office:value-type="string">
            <text:p text:style-name="P8">71.1</text:p>
          </table:table-cell>
          <table:table-cell table:style-name="_31_125A.B5" office:value-type="string">
            <text:p text:style-name="P8">70.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covered-table-cell/>
        </table:table-row>
        <table:table-row>
          <table:table-cell table:style-name="_31_125A.A5" office:value-type="string">
            <text:p text:style-name="P7"><text:span text:style-name="T19">240</text:span> <text:span text:style-name="T19">µSv/h</text:span></text:p>
          </table:table-cell>
          <table:table-cell table:style-name="_31_125A.B5" office:value-type="string">
            <text:p text:style-name="P8">9ХК</text:p>
          </table:table-cell>
          <table:table-cell table:style-name="_31_125A.B5" office:value-type="string">
            <text:p text:style-name="P8">86.8</text:p>
          </table:table-cell>
          <table:table-cell table:style-name="_31_125A.B5" office:value-type="string">
            <text:p text:style-name="P8">—</text:p>
          </table:table-cell>
          <table:table-cell table:style-name="_31_125A.B5" office:value-type="string">
            <text:p text:style-name="P8">246</text:p>
          </table:table-cell>
          <table:table-cell table:style-name="_31_125A.B5" office:value-type="string">
            <text:p text:style-name="P8">243</text:p>
          </table:table-cell>
          <table:table-cell table:style-name="_31_125A.B5" office:value-type="string">
            <text:p text:style-name="P8">231</text:p>
          </table:table-cell>
          <table:table-cell table:style-name="_31_125A.B5" office:value-type="string">
            <text:p text:style-name="P8">24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covered-table-cell/>
        </table:table-row>
        <table:table-row>
          <table:table-cell table:style-name="_31_125A.A5" office:value-type="string">
            <text:p text:style-name="P7"><text:span text:style-name="T19">0,</text:span>7 mSv/h</text:p>
          </table:table-cell>
          <table:table-cell table:style-name="_31_125A.B5" office:value-type="string">
            <text:p text:style-name="P8">9ХК</text:p>
          </table:table-cell>
          <table:table-cell table:style-name="_31_125A.B5" office:value-type="string">
            <text:p text:style-name="P8">51.3</text:p>
          </table:table-cell>
          <table:table-cell table:style-name="_31_125A.B5" office:value-type="string">
            <text:p text:style-name="P8">—</text:p>
          </table:table-cell>
          <table:table-cell table:style-name="_31_125A.B5" office:value-type="string">
            <text:p text:style-name="P8">0.71</text:p>
          </table:table-cell>
          <table:table-cell table:style-name="_31_125A.B5" office:value-type="string">
            <text:p text:style-name="P8">0.72</text:p>
          </table:table-cell>
          <table:table-cell table:style-name="_31_125A.B5" office:value-type="string">
            <text:p text:style-name="P8">0.67</text:p>
          </table:table-cell>
          <table:table-cell table:style-name="_31_125A.B5" office:value-type="string">
            <text:p text:style-name="P8">0.7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5.50</text:p>
          </table:table-cell>
          <table:covered-table-cell/>
        </table:table-row>
        <table:table-row>
          <table:table-cell table:style-name="_31_125A.A5" office:value-type="string">
            <text:p text:style-name="P7">7 mSv/h</text:p>
          </table:table-cell>
          <table:table-cell table:style-name="_31_125A.B5" office:value-type="string">
            <text:p text:style-name="P8">043</text:p>
          </table:table-cell>
          <table:table-cell table:style-name="_31_125A.B5" office:value-type="string">
            <text:p text:style-name="P8">345.5</text:p>
          </table:table-cell>
          <table:table-cell table:style-name="_31_125A.B5" office:value-type="string">
            <text:p text:style-name="P8">—</text:p>
          </table:table-cell>
          <table:table-cell table:style-name="_31_125A.B5" office:value-type="string">
            <text:p text:style-name="P8">7.02</text:p>
          </table:table-cell>
          <table:table-cell table:style-name="_31_125A.B5" office:value-type="string">
            <text:p text:style-name="P8">6.82</text:p>
          </table:table-cell>
          <table:table-cell table:style-name="_31_125A.B5" office:value-type="string">
            <text:p text:style-name="P8">7.15</text:p>
          </table:table-cell>
          <table:table-cell table:style-name="_31_125A.B5" office:value-type="string">
            <text:p text:style-name="P8">7.00</text:p>
          </table:table-cell>
          <table:table-cell table:style-name="_31_125A.B5" office:value-type="string">
            <text:p text:style-name="P8">0.00</text:p>
          </table:table-cell>
          <table:table-cell table:style-name="_31_125A.B5" office:value-type="string">
            <text:p text:style-name="P8">4.40</text:p>
          </table:table-cell>
          <table:covered-table-cell/>
        </table:table-row>
        <table:table-row>
          <table:table-cell table:style-name="_31_125A.A12" office:value-type="string">
            <text:p text:style-name="P7">7<text:span text:style-name="T19">0</text:span> mSv/h</text:p>
          </table:table-cell>
          <table:table-cell table:style-name="_31_125A.B12" office:value-type="string">
            <text:p text:style-name="P8">043</text:p>
          </table:table-cell>
          <table:table-cell table:style-name="_31_125A.B12" office:value-type="string">
            <text:p text:style-name="P8">111.0</text:p>
          </table:table-cell>
          <table:table-cell table:style-name="_31_125A.B12" office:value-type="string">
            <text:p text:style-name="P8">—</text:p>
          </table:table-cell>
          <table:table-cell table:style-name="_31_125A.B12" office:value-type="string">
            <text:p text:style-name="P8">68.1</text:p>
          </table:table-cell>
          <table:table-cell table:style-name="_31_125A.B12" office:value-type="string">
            <text:p text:style-name="P8">69.0</text:p>
          </table:table-cell>
          <table:table-cell table:style-name="_31_125A.B12" office:value-type="string">
            <text:p text:style-name="P8">72.9</text:p>
          </table:table-cell>
          <table:table-cell table:style-name="_31_125A.B12" office:value-type="string">
            <text:p text:style-name="P8">70.0</text:p>
          </table:table-cell>
          <table:table-cell table:style-name="_31_125A.B12" office:value-type="string">
            <text:p text:style-name="P8">0.00</text:p>
          </table:table-cell>
          <table:table-cell table:style-name="_31_125A.B12" office:value-type="string">
            <text:p text:style-name="P8">4.4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Calibrated by:</text:p>
          </table:table-cell>
          <table:table-cell table:style-name="Таблица1.A1" office:value-type="string">
            <text:p text:style-name="P14">V. Pisarenko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3">Technical control:</text:p>
          </table:table-cell>
          <table:table-cell table:style-name="Таблица1.A1" office:value-type="string">
            <text:p text:style-name="P15">N. Kurbatova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1"><text:span text:style-name="T26">Type:</text:span><text:span text:style-name="T25"> Radiation monitor $type</text:span><text:span text:style-name="T6"><text:tab/></text:span><text:span text:style-name="T5">Date of calibration: </text:span><text:span text:style-name="T4">29.11.2021</text:span><text:span text:style-name="T3">.</text:span></text:p>
      <text:p text:style-name="P72"/>
      <text:p text:style-name="P73"><text:span text:style-name="T10">S</text:span><text:span text:style-name="T34">/</text:span><text:span text:style-name="T10">N</text:span><text:span text:style-name="T34">:</text:span><text:span text:style-name="T33"> </text:span><text:span text:style-name="T35">1234</text:span></text:p>
      <text:p text:style-name="P9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6">Measurement limits of ambient x-ray gamma radiation: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<text:span text:style-name="T20">АТ1125</text:span><text:span text:style-name="T21">А</text:span><text:span text:style-name="T37">:</text:span><text:span text:style-name="T41"> </text:span><text:span text:style-name="T24">γ 3</text:span><text:span text:style-name="T23">0</text:span> <text:span text:style-name="T7">nSv/h</text:span> – 100 m<text:span text:style-name="T7">Sv/h</text:span>;</text:p>
          </table:table-cell>
        </table:table-row>
      </table:table>
      <text:p text:style-name="P77"><text:span text:style-name="T38">03: ± 20 %</text:span><text:span text:style-name="T39">БД</text:span></text:p>
      <text:p text:style-name="P75">Measurement error: <text:s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h text:style-name="P38" text:outline-level="2"><text:span text:style-name="T20">АТ1125А</text:span><text:span text:style-name="T36">: </text:span><text:span text:style-name="T27"><text:s/></text:span><text:span text:style-name="T28">± </text:span><text:span text:style-name="T29">15</text:span><text:span text:style-name="T28"> %</text:span><text:span text:style-name="T30">;</text:span></text:h>
          </table:table-cell>
        </table:table-row>
      </table:table>
      <text:p text:style-name="P10"/>
      <text:p text:style-name="P78">Operating conditions:</text:p>
      <text:list xml:id="list31303826" text:continue-numbering="true" text:style-name="L1">
        <text:list-item>
          <text:p text:style-name="P79"><text:span text:style-name="T9">Air temperature<text:tab/></text:span><text:span text:style-name="T31"><text:tab/><text:tab/><text:tab/><text:tab/>+</text:span><text:span text:style-name="T9">22.0</text:span><text:span text:style-name="T31"> °</text:span><text:span text:style-name="T9">C</text:span></text:p>
        </text:list-item>
        <text:list-item>
          <text:p text:style-name="P74"><text:span text:style-name="T9">Atmospheric pressure<text:tab/><text:tab/><text:tab/><text:tab/>98,5 kPa</text:span></text:p>
        </text:list-item>
        <text:list-item>
          <text:p text:style-name="P74"><text:span text:style-name="T9">Relative humidity<text:tab/><text:tab/><text:tab/><text:tab/>74.0 %</text:span></text:p>
        </text:list-item>
        <text:list-item>
          <text:p text:style-name="P76">Gamma radiation background<text:tab/><text:tab/><text:tab/>95.0 <text:s/>nSv/h</text:p>
        </text:list-item>
      </text:list>
      <text:p text:style-name="Standard"><text:span text:style-name="Знак_20_примечания"/></text:p>
      <text:p text:style-name="P80"><text:span text:style-name="T11">Calibration means</text:span><text:span text:style-name="T40">: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4">- <text:span text:style-name="T7"><text:s/>standard dosimetry facility AT-110, N 013, Cs-137, error 5%, the Certificate of Compliance <text:s/>N210/1426-2018 on 22.10.2018 issued by FGUP «D.I.Mendeleyev VNIIM», St. Petersburg, Russia)</text:span>;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5">- <text:span text:style-name="T7"><text:s/>standard dosimetry facility AT-130, N 015, Cs-137-137, error 4 %, the Certificate of Compliance <text:s/>N210/ 1427-2018 on 23.10.2018 issued by FGUP «D.I.Mendeleyev VNIIM», St. Petersburg, Russia)</text:span>;</text:p>
          </table:table-cell>
        </table:table-row>
      </table:table>
      <text:p text:style-name="P2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5"/>
        <table:table-column table:style-name="Таблица7.H" table:number-columns-repeated="3"/>
        <table:table-column table:style-name="Таблица7.K"/>
        <table:table-row table:style-name="Таблица7.1">
          <table:table-cell table:style-name="Таблица7.A1" table:number-columns-spanned="11" office:value-type="string">
            <text:p text:style-name="P11">Calibration data</text:p>
            <text:p text:style-name="P12"/>
            <text:p text:style-name="P12">Radiation monitor 1125A s/n 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table:number-rows-spanned="3" office:value-type="string">
            <text:p text:style-name="P29"><text:span text:style-name="T7">Dose rate at check point</text:span> <text:span text:style-name="T15">Ḣ</text:span><text:span text:style-name="T17">oi</text:span><text:span text:style-name="T32">(10)</text:span></text:p>
          </table:table-cell>
          <table:table-cell table:style-name="Таблица7.B2" table:number-rows-spanned="3" office:value-type="string">
            <text:p text:style-name="P33">Radia-tion source <text:s/>number</text:p>
          </table:table-cell>
          <table:table-cell table:style-name="Таблица7.B2" table:number-rows-spanned="3" office:value-type="string">
            <text:p text:style-name="P30"><text:span text:style-name="T7">Distance to source</text:span>, </text:p>
            <text:p text:style-name="P31">R, сm</text:p>
          </table:table-cell>
          <table:table-cell table:style-name="Таблица7.B2" table:number-columns-spanned="5" office:value-type="string">
            <text:p text:style-name="P23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Таблица7.B2" table:number-rows-spanned="3" office:value-type="string">
            <text:p text:style-name="P30"><text:span text:style-name="T12">Relative gamma radiation dose rate measure-ment</text:span> <text:span text:style-name="T7">error</text:span></text:p>
            <text:p text:style-name="P34"><text:span text:style-name="T22">θ</text:span><text:span text:style-name="T18">пр</text:span><text:span text:style-name="T17">i</text:span><text:span text:style-name="T19">,</text:span> %</text:p>
          </table:table-cell>
          <table:table-cell table:style-name="Таблица7.B2" table:number-rows-spanned="3" office:value-type="string">
            <text:p text:style-name="P32"><text:span text:style-name="T7">Confidence limit of the intrinsic <text:s/>relative error</text:span> <text:span text:style-name="T13">Δ</text:span><text:span text:style-name="T17">i</text:span><text:span text:style-name="T7">,</text:span> % <text:span text:style-name="T7">during calibration</text:span></text:p>
          </table:table-cell>
          <table:table-cell table:style-name="Таблица7.K2" table:number-rows-spanned="3" office:value-type="string">
            <text:p text:style-name="P27"><text:span text:style-name="T7">Limits of intrinsic relative error</text:span>, </text:p>
            <text:p text:style-name="P27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Таблица7.D3" table:number-rows-spanned="2" office:value-type="string">
            <text:p text:style-name="P23"><text:span text:style-name="T7">Back-ground</text:span>, <text:span text:style-name="T8">nSv</text:span><text:span text:style-name="T15">/</text:span><text:span text:style-name="T8">h</text:span></text:p>
          </table:table-cell>
          <table:table-cell table:style-name="Таблица7.D3" table:number-columns-spanned="3" office:value-type="string">
            <text:p text:style-name="P23"><text:span text:style-name="T7">Measured value</text:span> <text:span text:style-name="T15">Ḣ</text:span><text:span text:style-name="T14">*</text:span><text:span text:style-name="T17">i</text:span><text:span text:style-name="T32">(10)</text:span></text:p>
          </table:table-cell>
          <table:covered-table-cell/>
          <table:covered-table-cell/>
          <table:table-cell table:style-name="Таблица7.D3" table:number-rows-spanned="2" office:value-type="string">
            <text:p text:style-name="P23"><text:span text:style-name="T7">Average value</text:span>, <text:span text:style-name="T8">H</text:span><text:span text:style-name="T17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7.D3" office:value-type="string">
            <text:p text:style-name="P22"><text:span text:style-name="T15">H</text:span><text:span text:style-name="T16">1</text:span></text:p>
          </table:table-cell>
          <table:table-cell table:style-name="Таблица7.D3" office:value-type="string">
            <text:p text:style-name="P23"><text:span text:style-name="T8">H</text:span><text:span text:style-name="T16">2</text:span></text:p>
          </table:table-cell>
          <table:table-cell table:style-name="Таблица7.D3" office:value-type="string">
            <text:p text:style-name="P23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5" office:value-type="string">
            <text:p text:style-name="P7">0,<text:span text:style-name="T19">24</text:span> µSv/h</text:p>
          </table:table-cell>
          <table:table-cell table:style-name="Таблица7.B5" office:value-type="string">
            <text:p text:style-name="P8">263</text:p>
          </table:table-cell>
          <table:table-cell table:style-name="Таблица7.B5" office:value-type="string">
            <text:p text:style-name="P8">106.1</text:p>
          </table:table-cell>
          <table:table-cell table:style-name="Таблица7.B5" office:value-type="string">
            <text:p text:style-name="P8">95.0</text:p>
          </table:table-cell>
          <table:table-cell table:style-name="Таблица7.B5" office:value-type="string">
            <text:p text:style-name="P8">0.24</text:p>
          </table:table-cell>
          <table:table-cell table:style-name="Таблица7.B5" office:value-type="string">
            <text:p text:style-name="P8">0.25</text:p>
          </table:table-cell>
          <table:table-cell table:style-name="Таблица7.B5" office:value-type="string">
            <text:p text:style-name="P8">0.23</text:p>
          </table:table-cell>
          <table:table-cell table:style-name="Таблица7.B5" office:value-type="string">
            <text:p text:style-name="P8">0.24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table-cell table:style-name="Таблица7.K5" table:number-rows-spanned="8" office:value-type="string">
            <text:p text:style-name="P7">±<text:span text:style-name="T19">15</text:span></text:p>
          </table:table-cell>
        </table:table-row>
        <table:table-row>
          <table:table-cell table:style-name="Таблица7.A5" office:value-type="string">
            <text:p text:style-name="P7"><text:span text:style-name="T19">0,</text:span>7 µSv/h</text:p>
          </table:table-cell>
          <table:table-cell table:style-name="Таблица7.B5" office:value-type="string">
            <text:p text:style-name="P8">0НА</text:p>
          </table:table-cell>
          <table:table-cell table:style-name="Таблица7.B5" office:value-type="string">
            <text:p text:style-name="P8">230.1</text:p>
          </table:table-cell>
          <table:table-cell table:style-name="Таблица7.B5" office:value-type="string">
            <text:p text:style-name="P8">95.0</text:p>
          </table:table-cell>
          <table:table-cell table:style-name="Таблица7.B5" office:value-type="string">
            <text:p text:style-name="P8">0.71</text:p>
          </table:table-cell>
          <table:table-cell table:style-name="Таблица7.B5" office:value-type="string">
            <text:p text:style-name="P8">0.68</text:p>
          </table:table-cell>
          <table:table-cell table:style-name="Таблица7.B5" office:value-type="string">
            <text:p text:style-name="P8">0.71</text:p>
          </table:table-cell>
          <table:table-cell table:style-name="Таблица7.B5" office:value-type="string">
            <text:p text:style-name="P8">0.7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covered-table-cell/>
        </table:table-row>
        <table:table-row>
          <table:table-cell table:style-name="Таблица7.A5" office:value-type="string">
            <text:p text:style-name="P7">7 µSv/h</text:p>
          </table:table-cell>
          <table:table-cell table:style-name="Таблица7.B5" office:value-type="string">
            <text:p text:style-name="P8">0НА</text:p>
          </table:table-cell>
          <table:table-cell table:style-name="Таблица7.B5" office:value-type="string">
            <text:p text:style-name="P8">73.9</text:p>
          </table:table-cell>
          <table:table-cell table:style-name="Таблица7.B5" office:value-type="string">
            <text:p text:style-name="P8">—</text:p>
          </table:table-cell>
          <table:table-cell table:style-name="Таблица7.B5" office:value-type="string">
            <text:p text:style-name="P8">6.95</text:p>
          </table:table-cell>
          <table:table-cell table:style-name="Таблица7.B5" office:value-type="string">
            <text:p text:style-name="P8">7.13</text:p>
          </table:table-cell>
          <table:table-cell table:style-name="Таблица7.B5" office:value-type="string">
            <text:p text:style-name="P8">6.92</text:p>
          </table:table-cell>
          <table:table-cell table:style-name="Таблица7.B5" office:value-type="string">
            <text:p text:style-name="P8">7.0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covered-table-cell/>
        </table:table-row>
        <table:table-row>
          <table:table-cell table:style-name="Таблица7.A5" office:value-type="string">
            <text:p text:style-name="P7">7<text:span text:style-name="T19">0</text:span> <text:span text:style-name="T19">µSv/h</text:span></text:p>
          </table:table-cell>
          <table:table-cell table:style-name="Таблица7.B5" office:value-type="string">
            <text:p text:style-name="P8">9ХК</text:p>
          </table:table-cell>
          <table:table-cell table:style-name="Таблица7.B5" office:value-type="string">
            <text:p text:style-name="P8">159.8</text:p>
          </table:table-cell>
          <table:table-cell table:style-name="Таблица7.B5" office:value-type="string">
            <text:p text:style-name="P8">—</text:p>
          </table:table-cell>
          <table:table-cell table:style-name="Таблица7.B5" office:value-type="string">
            <text:p text:style-name="P8">69.6</text:p>
          </table:table-cell>
          <table:table-cell table:style-name="Таблица7.B5" office:value-type="string">
            <text:p text:style-name="P8">69.3</text:p>
          </table:table-cell>
          <table:table-cell table:style-name="Таблица7.B5" office:value-type="string">
            <text:p text:style-name="P8">71.1</text:p>
          </table:table-cell>
          <table:table-cell table:style-name="Таблица7.B5" office:value-type="string">
            <text:p text:style-name="P8">70.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covered-table-cell/>
        </table:table-row>
        <table:table-row>
          <table:table-cell table:style-name="Таблица7.A5" office:value-type="string">
            <text:p text:style-name="P7"><text:span text:style-name="T19">240</text:span> <text:span text:style-name="T19">µSv/h</text:span></text:p>
          </table:table-cell>
          <table:table-cell table:style-name="Таблица7.B5" office:value-type="string">
            <text:p text:style-name="P8">9ХК</text:p>
          </table:table-cell>
          <table:table-cell table:style-name="Таблица7.B5" office:value-type="string">
            <text:p text:style-name="P8">86.8</text:p>
          </table:table-cell>
          <table:table-cell table:style-name="Таблица7.B5" office:value-type="string">
            <text:p text:style-name="P8">—</text:p>
          </table:table-cell>
          <table:table-cell table:style-name="Таблица7.B5" office:value-type="string">
            <text:p text:style-name="P8">246</text:p>
          </table:table-cell>
          <table:table-cell table:style-name="Таблица7.B5" office:value-type="string">
            <text:p text:style-name="P8">243</text:p>
          </table:table-cell>
          <table:table-cell table:style-name="Таблица7.B5" office:value-type="string">
            <text:p text:style-name="P8">231</text:p>
          </table:table-cell>
          <table:table-cell table:style-name="Таблица7.B5" office:value-type="string">
            <text:p text:style-name="P8">24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covered-table-cell/>
        </table:table-row>
        <table:table-row>
          <table:table-cell table:style-name="Таблица7.A5" office:value-type="string">
            <text:p text:style-name="P7"><text:span text:style-name="T19">0,</text:span>7 mSv/h</text:p>
          </table:table-cell>
          <table:table-cell table:style-name="Таблица7.B5" office:value-type="string">
            <text:p text:style-name="P8">9ХК</text:p>
          </table:table-cell>
          <table:table-cell table:style-name="Таблица7.B5" office:value-type="string">
            <text:p text:style-name="P8">51.3</text:p>
          </table:table-cell>
          <table:table-cell table:style-name="Таблица7.B5" office:value-type="string">
            <text:p text:style-name="P8">—</text:p>
          </table:table-cell>
          <table:table-cell table:style-name="Таблица7.B5" office:value-type="string">
            <text:p text:style-name="P8">0.71</text:p>
          </table:table-cell>
          <table:table-cell table:style-name="Таблица7.B5" office:value-type="string">
            <text:p text:style-name="P8">0.72</text:p>
          </table:table-cell>
          <table:table-cell table:style-name="Таблица7.B5" office:value-type="string">
            <text:p text:style-name="P8">0.67</text:p>
          </table:table-cell>
          <table:table-cell table:style-name="Таблица7.B5" office:value-type="string">
            <text:p text:style-name="P8">0.7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5.50</text:p>
          </table:table-cell>
          <table:covered-table-cell/>
        </table:table-row>
        <table:table-row>
          <table:table-cell table:style-name="Таблица7.A5" office:value-type="string">
            <text:p text:style-name="P7">7 mSv/h</text:p>
          </table:table-cell>
          <table:table-cell table:style-name="Таблица7.B5" office:value-type="string">
            <text:p text:style-name="P8">043</text:p>
          </table:table-cell>
          <table:table-cell table:style-name="Таблица7.B5" office:value-type="string">
            <text:p text:style-name="P8">345.5</text:p>
          </table:table-cell>
          <table:table-cell table:style-name="Таблица7.B5" office:value-type="string">
            <text:p text:style-name="P8">—</text:p>
          </table:table-cell>
          <table:table-cell table:style-name="Таблица7.B5" office:value-type="string">
            <text:p text:style-name="P8">7.02</text:p>
          </table:table-cell>
          <table:table-cell table:style-name="Таблица7.B5" office:value-type="string">
            <text:p text:style-name="P8">6.82</text:p>
          </table:table-cell>
          <table:table-cell table:style-name="Таблица7.B5" office:value-type="string">
            <text:p text:style-name="P8">7.15</text:p>
          </table:table-cell>
          <table:table-cell table:style-name="Таблица7.B5" office:value-type="string">
            <text:p text:style-name="P8">7.00</text:p>
          </table:table-cell>
          <table:table-cell table:style-name="Таблица7.B5" office:value-type="string">
            <text:p text:style-name="P8">0.00</text:p>
          </table:table-cell>
          <table:table-cell table:style-name="Таблица7.B5" office:value-type="string">
            <text:p text:style-name="P8">4.40</text:p>
          </table:table-cell>
          <table:covered-table-cell/>
        </table:table-row>
        <table:table-row>
          <table:table-cell table:style-name="Таблица7.A12" office:value-type="string">
            <text:p text:style-name="P7">7<text:span text:style-name="T19">0</text:span> mSv/h</text:p>
          </table:table-cell>
          <table:table-cell table:style-name="Таблица7.B12" office:value-type="string">
            <text:p text:style-name="P8">043</text:p>
          </table:table-cell>
          <table:table-cell table:style-name="Таблица7.B12" office:value-type="string">
            <text:p text:style-name="P8">111.0</text:p>
          </table:table-cell>
          <table:table-cell table:style-name="Таблица7.B12" office:value-type="string">
            <text:p text:style-name="P8">—</text:p>
          </table:table-cell>
          <table:table-cell table:style-name="Таблица7.B12" office:value-type="string">
            <text:p text:style-name="P8">68.1</text:p>
          </table:table-cell>
          <table:table-cell table:style-name="Таблица7.B12" office:value-type="string">
            <text:p text:style-name="P8">69.0</text:p>
          </table:table-cell>
          <table:table-cell table:style-name="Таблица7.B12" office:value-type="string">
            <text:p text:style-name="P8">72.9</text:p>
          </table:table-cell>
          <table:table-cell table:style-name="Таблица7.B12" office:value-type="string">
            <text:p text:style-name="P8">70.0</text:p>
          </table:table-cell>
          <table:table-cell table:style-name="Таблица7.B12" office:value-type="string">
            <text:p text:style-name="P8">0.00</text:p>
          </table:table-cell>
          <table:table-cell table:style-name="Таблица7.B12" office:value-type="string">
            <text:p text:style-name="P8">4.40</text:p>
          </table:table-cell>
          <table:covered-table-cell/>
        </table:table-row>
      </table:table>
      <text:p text:style-name="P3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3">Calibrated by:</text:p>
          </table:table-cell>
          <table:table-cell table:style-name="Таблица8.A1" office:value-type="string">
            <text:p text:style-name="P14">V. Pisarenko</text:p>
          </table:table-cell>
          <table:table-cell table:style-name="Таблица8.A1" office:value-type="string">
            <text:p text:style-name="P21"><text:s text:c="36"/></text:p>
          </table:table-cell>
        </table:table-row>
        <table:table-row>
          <table:table-cell table:style-name="Таблица8.A1" office:value-type="string">
            <text:p text:style-name="P20"/>
          </table:table-cell>
          <table:table-cell table:style-name="Таблица8.A1" office:value-type="string">
            <text:p text:style-name="P20"/>
          </table:table-cell>
          <table:table-cell table:style-name="Таблица8.C2" office:value-type="string">
            <text:p text:style-name="P17">(signature)</text:p>
          </table:table-cell>
        </table:table-row>
        <table:table-row>
          <table:table-cell table:style-name="Таблица8.A1" office:value-type="string">
            <text:p text:style-name="P13">Technical control:</text:p>
          </table:table-cell>
          <table:table-cell table:style-name="Таблица8.A1" office:value-type="string">
            <text:p text:style-name="P15">N. Kurbatova</text:p>
          </table:table-cell>
          <table:table-cell table:style-name="Таблица8.A1" office:value-type="string">
            <text:p text:style-name="P21"><text:s text:c="36"/></text:p>
          </table:table-cell>
        </table:table-row>
        <table:table-row>
          <table:table-cell table:style-name="Таблица8.A1" office:value-type="string">
            <text:p text:style-name="P20"/>
          </table:table-cell>
          <table:table-cell table:style-name="Таблица8.B4" office:value-type="string">
            <text:p text:style-name="P20"/>
          </table:table-cell>
          <table:table-cell table:style-name="Таблица8.C2" office:value-type="string">
            <text:p text:style-name="P17">(signature)</text:p>
          </table:table-cell>
        </table:table-row>
      </table:table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03867DBC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.0008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29T11:06:19.77</dc:date>
    <meta:print-date>2019-04-03T15:18:00</meta:print-date>
    <meta:editing-cycles>180</meta:editing-cycles>
    <meta:editing-duration>PT11H35M17S</meta:editing-duration>
    <meta:generator>OpenOffice/4.1.6$Win32 OpenOffice.org_project/416m1$Build-9790</meta:generator>
    <meta:document-statistic meta:table-count="14" meta:image-count="1" meta:object-count="0" meta:page-count="2" meta:paragraph-count="248" meta:word-count="555" meta:character-count="3330"/>
  </office:meta>
</office:document-meta>
</file>